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Pictures/10000001000002980000021EFA4C02DECE2F195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watermark" draw:luminance="0%" draw:contrast="31%" draw:gamma="100%" draw:red="0%" draw:green="0%" draw:blue="0%" fo:clip="rect(0.91cm, -0.455cm, 0.456cm, 5.333cm)" draw:image-opacity="100%" style:mirror="none"/>
    </style:style>
    <style:style style:name="gr2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6.373cm, 0cm, 0cm)" draw:image-opacity="100%" style:mirror="none"/>
    </style:style>
    <style:style style:name="gr3" style:family="graphic" style:parent-style-name="objectwithoutfill">
      <style:graphic-properties svg:stroke-width="0cm" svg:stroke-color="#f88139" draw:marker-end="線の終点_20_1" draw:marker-end-width="0.3cm" draw:fill="none" draw:textarea-vertical-align="middle"/>
      <style:paragraph-properties style:writing-mode="lr-tb"/>
    </style:style>
    <style:style style:name="gr4" style:family="graphic" style:parent-style-name="塗りつぶしなし線なしオブジェクト">
      <style:graphic-properties svg:stroke-width="0cm" svg:stroke-color="#f88139"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svg:stroke-width="0cm" svg:stroke-color="#f88139" draw:fill="none" draw:textarea-vertical-align="middle"/>
    </style:style>
    <style:style style:name="gr6" style:family="graphic" style:parent-style-name="standard">
      <style:graphic-properties svg:stroke-width="0.028cm" svg:stroke-color="#1dd4ff" draw:marker-start="線の終点_20_4" draw:marker-start-width="0.242cm" draw:marker-end="" draw:marker-end-width="0.242cm" draw:textarea-vertical-align="middle" fo:padding-top="0.139cm" fo:padding-bottom="0.139cm" fo:padding-left="0.264cm" fo:padding-right="0.264cm"/>
      <style:paragraph-properties style:writing-mode="lr-tb"/>
    </style:style>
    <style:style style:name="gr7" style:family="graphic" style:parent-style-name="objectwithoutfill">
      <style:graphic-properties svg:stroke-width="0.035cm" svg:stroke-color="#f88139" draw:marker-start-width="0.252cm" draw:marker-end="線の終点_20_1" draw:marker-end-width="0.2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8" style:family="graphic" style:parent-style-name="塗りつぶしなし線なしオブジェクト">
      <style:graphic-properties svg:stroke-width="0cm" svg:stroke-color="#f88139" draw:textarea-horizontal-align="center" draw:textarea-vertical-align="middle" draw:ole-draw-aspect="1" style:protect="size"/>
      <style:paragraph-properties style:writing-mode="lr-tb"/>
    </style:style>
    <style:style style:name="gr9" style:family="graphic" style:parent-style-name="objectwithoutfill">
      <style:graphic-properties svg:stroke-width="0.035cm" svg:stroke-color="#00a933" draw:marker-start-width="0.252cm" draw:marker-end="線の終点_20_5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1dd4ff" loext:opacity="100%" fo:font-weight="bold" style:font-weight-asian="bold" style:font-weight-complex="bold"/>
    </style:style>
    <style:style style:name="T1" style:family="text">
      <style:text-properties fo:color="#1dd4ff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7.5cm" svg:height="8.999cm" svg:x="10.499cm" svg:y="6.5cm">
          <draw:image xlink:href="Pictures/10000001000002980000021EFA4C02DECE2F1950.png" xlink:type="simple" xlink:show="embed" xlink:actuate="onLoad" draw:mime-type="image/png">
            <text:p/>
          </draw:image>
        </draw:frame>
        <draw:frame draw:style-name="gr2" draw:text-style-name="P1" draw:layer="layout" svg:width="5.862cm" svg:height="10.5cm" svg:x="4.637cm" svg:y="5.5cm">
          <draw:image xlink:href="Pictures/10000001000002980000021EFA4C02DECE2F1950.png" xlink:type="simple" xlink:show="embed" xlink:actuate="onLoad" draw:mime-type="image/png">
            <text:p/>
          </draw:image>
        </draw:frame>
        <draw:line draw:style-name="gr3" draw:text-style-name="P2" draw:layer="measurelines" svg:x1="5.9cm" svg:y1="15.5cm" svg:x2="5.9cm" svg:y2="11cm">
          <text:p/>
        </draw:line>
        <draw:frame draw:style-name="gr4" draw:text-style-name="P1" draw:layer="measurelines" svg:width="1.625cm" svg:height="0.869cm" svg:x="4.158cm" svg:y="13.2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5" draw:text-style-name="P2" draw:layer="measurelines" svg:x1="5.3cm" svg:y1="15.5cm" svg:x2="6.3cm" svg:y2="15.5cm">
          <text:p/>
        </draw:line>
        <draw:line draw:style-name="gr5" draw:text-style-name="P2" draw:layer="measurelines" svg:x1="5.601cm" svg:y1="15.501cm" svg:x2="5.282cm" svg:y2="15.82cm">
          <text:p/>
        </draw:line>
        <draw:line draw:style-name="gr5" draw:text-style-name="P2" draw:layer="measurelines" svg:x1="5.902cm" svg:y1="15.502cm" svg:x2="5.583cm" svg:y2="15.821cm">
          <text:p/>
        </draw:line>
        <draw:line draw:style-name="gr5" draw:text-style-name="P2" draw:layer="measurelines" svg:x1="6.203cm" svg:y1="15.503cm" svg:x2="5.884cm" svg:y2="15.822cm">
          <text:p/>
        </draw:line>
        <draw:ellipse draw:style-name="gr6" draw:text-style-name="P3" draw:layer="measurelines" svg:width="2.395cm" svg:height="4.5cm" svg:x="6.3cm" svg:y="11.4cm" draw:kind="arc" draw:start-angle="315" draw:end-angle="225">
          <text:p text:style-name="P3"><text:span text:style-name="T1">閉回路</text:span></text:p>
          <text:p text:style-name="P3"><text:span text:style-name="T1">①</text:span></text:p>
        </draw:ellipse>
        <draw:frame draw:style-name="gr4" draw:text-style-name="P1" draw:layer="measurelines" svg:width="1.282cm" svg:height="0.869cm" svg:x="6.759cm" svg:y="8.50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path draw:style-name="gr7" draw:text-style-name="P2" draw:layer="measurelines" svg:width="1.413cm" svg:height="1.413cm" draw:transform="rotate (2.35619449019234) translate (7.4cm 10.9cm)" svg:viewBox="0 0 1414 1414" svg:d="M0 1414c1414 0 1414-1414 1414-1414">
          <text:p/>
        </draw:path>
        <draw:path draw:style-name="gr7" draw:text-style-name="P2" draw:layer="measurelines" svg:width="1.413cm" svg:height="1.413cm" draw:transform="rotate (0.785398163397448) translate (8.66863507128751cm 13.2904296190783cm)" svg:viewBox="0 0 1414 1414" svg:d="M0 1414c1414 0 1414-1414 1414-1414">
          <text:p/>
        </draw:path>
        <draw:frame draw:style-name="gr8" draw:text-style-name="P1" draw:layer="measurelines" svg:width="1.282cm" svg:height="0.869cm" svg:x="10.259cm" svg:y="13.003cm">
          <draw:object xlink:href="./Object 3" xlink:type="simple" xlink:show="embed" xlink:actuate="onLoad">
            <loext:p text:style-name="P1"/>
          </draw:object>
          <draw:image xlink:href="./ObjectReplacements/Object 3" xlink:type="simple" xlink:show="embed" xlink:actuate="onLoad"/>
        </draw:frame>
        <draw:line draw:style-name="gr9" draw:text-style-name="P2" draw:layer="layout" svg:x1="9.7cm" svg:y1="10.5cm" svg:x2="9.7cm" svg:y2="11.7cm">
          <text:p/>
        </draw:line>
        <draw:frame draw:style-name="gr8" draw:text-style-name="P1" draw:layer="layout" svg:width="2.109cm" svg:height="0.869cm" svg:x="9.759cm" svg:y="10.6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4" draw:display-name="線の終点 4" svg:viewBox="0 0 3000 3000" svg:d="M1500 0l1500 3000h-3000zM1500 447l-1176 2353h2353z"/>
    <draw:marker draw:name="線の終点_20_5" draw:display-name="線の終点 5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05T13:43:48.274000000</dc:date>
    <meta:editing-duration>PT14M5S</meta:editing-duration>
    <meta:editing-cycles>8</meta:editing-cycles>
    <meta:generator>LibreOffice/7.3.7.2$Windows_X86_64 LibreOffice_project/e114eadc50a9ff8d8c8a0567d6da8f454beeb84f</meta:generator>
    <meta:document-statistic meta:object-count="15"/>
  </office:meta>
</office:document-meta>
</file>

<file path=Object 1/content.xml><?xml version="1.0" encoding="utf-8"?>
<math xmlns="http://www.w3.org/1998/Math/MathML" display="block">
  <semantics>
    <msub>
      <mi>V</mi>
      <mi mathvariant="italic">CC</mi>
    </msub>
    <annotation encoding="StarMath 5.0">V_CC</annotation>
  </semantics>
</math>
</file>

<file path=Object 2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3/content.xml><?xml version="1.0" encoding="utf-8"?>
<math xmlns="http://www.w3.org/1998/Math/MathML" display="block">
  <semantics>
    <msub>
      <mi>V</mi>
      <mi>F</mi>
    </msub>
    <annotation encoding="StarMath 5.0">V_F</annotation>
  </semantics>
</math>
</file>

<file path=Object 4/content.xml><?xml version="1.0" encoding="utf-8"?>
<math xmlns="http://www.w3.org/1998/Math/MathML" display="block">
  <semantics>
    <mrow>
      <msub>
        <mi>I</mi>
        <mi>F</mi>
      </msub>
      <mo stretchy="false">=</mo>
      <mi>?</mi>
    </mrow>
    <annotation encoding="StarMath 5.0">I_F=?</annotation>
  </semantics>
</math>
</file>